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INVOICES" style:family="table">
      <style:table-properties style:width="27.693cm" table:align="left"/>
    </style:style>
    <style:style style:name="INVOICES.A" style:family="table-column">
      <style:table-column-properties style:column-width="1.933cm"/>
    </style:style>
    <style:style style:name="INVOICES.B" style:family="table-column">
      <style:table-column-properties style:column-width="5.562cm"/>
    </style:style>
    <style:style style:name="INVOICES.C" style:family="table-column">
      <style:table-column-properties style:column-width="1.953cm"/>
    </style:style>
    <style:style style:name="INVOICES.D" style:family="table-column">
      <style:table-column-properties style:column-width="2.709cm"/>
    </style:style>
    <style:style style:name="INVOICES.E" style:family="table-column">
      <style:table-column-properties style:column-width="1.009cm"/>
    </style:style>
    <style:style style:name="INVOICES.F" style:family="table-column">
      <style:table-column-properties style:column-width="1.602cm"/>
    </style:style>
    <style:style style:name="INVOICES.G" style:family="table-column">
      <style:table-column-properties style:column-width="1.663cm"/>
    </style:style>
    <style:style style:name="INVOICES.H" style:family="table-column">
      <style:table-column-properties style:column-width="1.187cm"/>
    </style:style>
    <style:style style:name="INVOICES.I" style:family="table-column">
      <style:table-column-properties style:column-width="1.588cm"/>
    </style:style>
    <style:style style:name="INVOICES.J" style:family="table-column">
      <style:table-column-properties style:column-width="1.365cm"/>
    </style:style>
    <style:style style:name="INVOICES.K" style:family="table-column">
      <style:table-column-properties style:column-width="1.589cm"/>
    </style:style>
    <style:style style:name="INVOICES.L" style:family="table-column">
      <style:table-column-properties style:column-width="1.499cm"/>
    </style:style>
    <style:style style:name="INVOICES.M" style:family="table-column">
      <style:table-column-properties style:column-width="1.162cm"/>
    </style:style>
    <style:style style:name="INVOICES.N" style:family="table-column">
      <style:table-column-properties style:column-width="1.304cm"/>
    </style:style>
    <style:style style:name="INVOICES.O" style:family="table-column">
      <style:table-column-properties style:column-width="0.194cm"/>
    </style:style>
    <style:style style:name="INVOICES.P" style:family="table-column">
      <style:table-column-properties style:column-width="1.374cm"/>
    </style:style>
    <style:style style:name="INVOICES.A1" style:family="table-cell">
      <style:table-cell-properties fo:padding="0cm" fo:border="none"/>
    </style:style>
    <style:style style:name="INVOICES.J1" style:family="table-cell">
      <style:table-cell-properties style:vertical-align="middle" fo:padding="0cm" fo:border="none"/>
    </style:style>
    <style:style style:name="INVOICES.A3" style:family="table-cell">
      <style:table-cell-properties style:vertical-align="middle" style:border-line-width-bottom="0.002cm 0.035cm 0.002cm" fo:padding="0.097cm" fo:border-left="none" fo:border-right="none" fo:border-top="none" fo:border-bottom="0.039cm double #000000"/>
    </style:style>
    <style:style style:name="INVOICES.A5" style:family="table-cell">
      <style:table-cell-properties style:vertical-align="middle" fo:background-color="#cccccc" fo:padding="0cm" fo:border-left="none" fo:border-right="none" fo:border-top="0.002cm solid #000000" fo:border-bottom="0.002cm solid #000000">
        <style:background-image/>
      </style:table-cell-properties>
    </style:style>
    <style:style style:name="INVOICES.8" style:family="table-row">
      <style:table-row-properties style:min-row-height="0.113cm"/>
    </style:style>
    <style:style style:name="INVOICES.A9" style:family="table-cell">
      <style:table-cell-properties fo:background-color="#cccccc" fo:padding="0cm" fo:border-left="none" fo:border-right="none" fo:border-top="0.002cm solid #000000" fo:border-bottom="0.002cm solid #000000">
        <style:background-image/>
      </style:table-cell-properties>
    </style:style>
    <style:style style:name="INVOICES.10" style:family="table-row">
      <style:table-row-properties style:min-row-height="0.37cm"/>
    </style:style>
    <style:style style:name="P1" style:family="paragraph" style:parent-style-name="Standard">
      <style:text-properties style:font-name="Arial" fo:font-size="8pt" style:font-size-asian="8pt" style:font-size-complex="8pt"/>
    </style:style>
    <style:style style:name="P2" style:family="paragraph" style:parent-style-name="Standard">
      <style:text-properties style:font-name="Arial" fo:font-size="6pt" style:font-size-asian="6pt" style:font-size-complex="6pt"/>
    </style:style>
    <style:style style:name="P3" style:family="paragraph" style:parent-style-name="Standard">
      <style:paragraph-properties fo:text-align="end" style:justify-single-word="false"/>
      <style:text-properties style:font-name="Arial" fo:font-size="6pt" style:font-size-asian="6pt" style:font-size-complex="6pt"/>
    </style:style>
    <style:style style:name="P4" style:family="paragraph" style:parent-style-name="Table_20_Contents"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6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text-properties style:font-name="Arial" fo:font-size="6pt" style:font-size-asian="6pt" style:font-size-complex="6pt"/>
    </style:style>
    <style:style style:name="P9" style:family="paragraph" style:parent-style-name="Table_20_Contents">
      <style:text-properties style:font-name="Arial" fo:font-size="7pt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4" style:family="paragraph" style:parent-style-name="Table_20_Contents">
      <style:text-properties style:font-name="Arial" fo:font-size="3pt" style:font-size-asian="3pt" style:font-size-complex="3pt"/>
    </style:style>
    <style:style style:name="P15" style:family="paragraph" style:parent-style-name="Table_20_Contents">
      <style:paragraph-properties fo:margin-left="0.288cm" fo:margin-right="0cm" fo:text-align="start" style:justify-single-word="false" fo:text-indent="0cm" style:auto-text-indent="false"/>
      <style:text-properties style:font-name="Arial" fo:font-size="7pt" style:font-size-asian="7pt" style:font-size-complex="7pt"/>
    </style:style>
    <style:style style:name="P16" style:family="paragraph" style:parent-style-name="Table_20_Contents">
      <style:paragraph-properties fo:margin-left="0.155cm" fo:margin-right="-0.176cm" fo:text-align="start" style:justify-single-word="false" fo:text-indent="0cm" style:auto-text-indent="false"/>
      <style:text-properties style:font-name="Arial" fo:font-size="7pt" style:font-size-asian="7pt" style:font-size-complex="7pt"/>
    </style:style>
    <style:style style:name="P17" style:family="paragraph" style:parent-style-name="Table_20_Contents">
      <style:paragraph-properties fo:margin-left="0.132cm" fo:margin-right="0.132cm" fo:text-align="center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margin-left="0.132cm" fo:margin-right="0.132cm" fo:text-align="end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margin-left="0.132cm" fo:margin-right="0.132cm" fo:text-align="end" style:justify-single-word="false" fo:text-indent="0cm" style:auto-text-indent="false"/>
      <style:text-properties style:font-name="Arial" fo:font-size="7pt" style:font-size-asian="7pt" style:font-size-complex="7pt"/>
    </style:style>
    <style:style style:name="P20" style:family="paragraph" style:parent-style-name="Table_20_Contents">
      <style:paragraph-properties fo:margin-left="0.132cm" fo:margin-right="0.132cm" fo:text-indent="0cm" style:auto-text-indent="false"/>
      <style:text-properties style:font-name="Arial" fo:font-size="8pt" style:font-size-asian="8pt" style:font-size-complex="8pt"/>
    </style:style>
    <style:style style:name="P21" style:family="paragraph" style:parent-style-name="Table_20_Contents">
      <style:paragraph-properties fo:margin-left="0.111cm" fo:margin-right="0.088cm" fo:text-align="center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margin-left="0.111cm" fo:margin-right="0.088cm" fo:text-align="end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margin-left="0.111cm" fo:margin-right="0.088cm" fo:text-align="end" style:justify-single-word="false" fo:text-indent="0cm" style:auto-text-indent="false"/>
      <style:text-properties style:font-name="Arial" fo:font-size="7pt" style:font-size-asian="7pt" style:font-size-complex="7pt"/>
    </style:style>
    <style:style style:name="P24" style:family="paragraph" style:parent-style-name="Table_20_Contents">
      <style:paragraph-properties fo:margin-left="0.111cm" fo:margin-right="0.088cm" fo:text-indent="0cm" style:auto-text-indent="false"/>
      <style:text-properties style:font-name="Arial" fo:font-size="8pt" style:font-size-asian="8pt" style:font-size-complex="8pt"/>
    </style:style>
    <style:style style:name="P25" style:family="paragraph" style:parent-style-name="Table_20_Contents">
      <style:paragraph-properties fo:margin-left="0.088cm" fo:margin-right="0.132cm" fo:text-align="center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26" style:family="paragraph" style:parent-style-name="Table_20_Contents">
      <style:paragraph-properties fo:margin-left="0.088cm" fo:margin-right="0.132cm" fo:text-align="end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27" style:family="paragraph" style:parent-style-name="Table_20_Contents">
      <style:paragraph-properties fo:margin-left="0.088cm" fo:margin-right="0.132cm" fo:text-align="end" style:justify-single-word="false" fo:text-indent="0cm" style:auto-text-indent="false"/>
      <style:text-properties style:font-name="Arial" fo:font-size="7pt" style:font-size-asian="7pt" style:font-size-complex="7pt"/>
    </style:style>
    <style:style style:name="P28" style:family="paragraph" style:parent-style-name="Table_20_Contents">
      <style:paragraph-properties fo:margin-left="0.088cm" fo:margin-right="0.132cm" fo:text-indent="0cm" style:auto-text-indent="false"/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left="0cm" fo:margin-right="-0.176cm" fo:text-align="start" style:justify-single-word="false" fo:text-indent="0cm" style:auto-text-indent="false"/>
      <style:text-properties style:font-name="Arial" fo:font-size="7pt" style:font-size-asian="7pt" style:font-size-complex="7pt"/>
    </style:style>
    <number:date-style style:name="N116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INVOICES" table:style-name="INVOICES">
        <table:table-column table:style-name="INVOICES.A"/>
        <table:table-column table:style-name="INVOICES.B"/>
        <table:table-column table:style-name="INVOICES.C"/>
        <table:table-column table:style-name="INVOICES.D"/>
        <table:table-column table:style-name="INVOICES.E"/>
        <table:table-column table:style-name="INVOICES.F"/>
        <table:table-column table:style-name="INVOICES.G"/>
        <table:table-column table:style-name="INVOICES.H"/>
        <table:table-column table:style-name="INVOICES.I"/>
        <table:table-column table:style-name="INVOICES.J"/>
        <table:table-column table:style-name="INVOICES.K"/>
        <table:table-column table:style-name="INVOICES.L"/>
        <table:table-column table:style-name="INVOICES.M"/>
        <table:table-column table:style-name="INVOICES.N"/>
        <table:table-column table:style-name="INVOICES.O"/>
        <table:table-column table:style-name="INVOICES.P"/>
        <table:table-header-rows>
          <table:table-row>
            <table:table-cell table:style-name="INVOICES.A1" table:number-columns-spanned="3" office:value-type="string">
              <text:p text:style-name="P8">Página <text:page-number text:select-page="current">1</text:page-number> de <text:page-count>1</text:page-count></text:p>
            </table:table-cell>
            <table:covered-table-cell/>
            <table:covered-table-cell/>
            <table:table-cell table:style-name="INVOICES.A1" table:number-columns-spanned="2" office:value-type="string">
              <text:p text:style-name="P8"/>
            </table:table-cell>
            <table:covered-table-cell/>
            <table:table-cell table:style-name="INVOICES.A1" office:value-type="string">
              <text:p text:style-name="P1"/>
            </table:table-cell>
            <table:table-cell table:style-name="INVOICES.A1" office:value-type="string">
              <text:p text:style-name="P1"/>
            </table:table-cell>
            <table:table-cell table:style-name="INVOICES.A1" office:value-type="string">
              <text:p text:style-name="P1"/>
            </table:table-cell>
            <table:table-cell table:style-name="INVOICES.A1" office:value-type="string">
              <text:p text:style-name="P1"/>
            </table:table-cell>
            <table:table-cell table:style-name="INVOICES.J1" office:value-type="string">
              <text:p text:style-name="P2"/>
            </table:table-cell>
            <table:table-cell table:style-name="INVOICES.J1" office:value-type="string">
              <text:p text:style-name="P3"/>
            </table:table-cell>
            <table:table-cell table:style-name="INVOICES.J1" office:value-type="string">
              <text:p text:style-name="P3"/>
            </table:table-cell>
            <table:table-cell table:style-name="INVOICES.J1" table:number-columns-spanned="3" office:value-type="string">
              <text:p text:style-name="P3">Fecha Impresión:</text:p>
            </table:table-cell>
            <table:covered-table-cell/>
            <table:covered-table-cell/>
            <table:table-cell table:style-name="INVOICES.J1" office:value-type="string">
              <text:p text:style-name="P3"><text:date style:data-style-name="N116" text:date-value="2012-02-16T01:07:28.95" text:fixed="true">16/02/2012</text:date></text:p>
            </table:table-cell>
          </table:table-row>
          <table:table-row>
            <table:table-cell table:style-name="INVOICES.A1" table:number-columns-spanned="3" office:value-type="string">
              <text:p text:style-name="P4"/>
            </table:table-cell>
            <table:covered-table-cell/>
            <table:covered-table-cell/>
            <table:table-cell table:style-name="INVOICES.A1" table:number-columns-spanned="2" office:value-type="string">
              <text:p text:style-name="P4"/>
            </table:table-cell>
            <table:covered-table-cell/>
            <table:table-cell table:style-name="INVOICES.A1" office:value-type="string">
              <text:p text:style-name="P1"/>
            </table:table-cell>
            <table:table-cell table:style-name="INVOICES.A1" office:value-type="string">
              <text:p text:style-name="P1"/>
            </table:table-cell>
            <table:table-cell table:style-name="INVOICES.A1" office:value-type="string">
              <text:p text:style-name="P1"/>
            </table:table-cell>
            <table:table-cell table:style-name="INVOICES.A1" office:value-type="string">
              <text:p text:style-name="P1"/>
            </table:table-cell>
            <table:table-cell table:style-name="INVOICES.J1" office:value-type="string">
              <text:p text:style-name="P2"/>
            </table:table-cell>
            <table:table-cell table:style-name="INVOICES.J1" office:value-type="string">
              <text:p text:style-name="P3"/>
            </table:table-cell>
            <table:table-cell table:style-name="INVOICES.J1" office:value-type="string">
              <text:p text:style-name="P3"/>
            </table:table-cell>
            <table:table-cell table:style-name="INVOICES.J1" table:number-columns-spanned="3" office:value-type="string">
              <text:p text:style-name="P3">Usuario:</text:p>
            </table:table-cell>
            <table:covered-table-cell/>
            <table:covered-table-cell/>
            <table:table-cell table:style-name="INVOICES.J1" office:value-type="string">
              <text:p text:style-name="P3"><text:text-input text:description="&lt;user&gt;">user</text:text-input></text:p>
            </table:table-cell>
          </table:table-row>
          <table:table-row>
            <table:table-cell table:style-name="INVOICES.A3" table:number-columns-spanned="4" office:value-type="string">
              <text:p text:style-name="P6"><text:text-input text:description="&lt;company.name&gt;">company_id</text:text-input></text:p>
            </table:table-cell>
            <table:covered-table-cell/>
            <table:covered-table-cell/>
            <table:covered-table-cell/>
            <table:table-cell table:style-name="INVOICES.A3" table:number-columns-spanned="3" office:value-type="string">
              <text:p text:style-name="P6"/>
            </table:table-cell>
            <table:covered-table-cell/>
            <table:covered-table-cell/>
            <table:table-cell table:style-name="INVOICES.A3" office:value-type="string">
              <text:p text:style-name="P4"/>
            </table:table-cell>
            <table:table-cell table:style-name="INVOICES.A3" office:value-type="string">
              <text:p text:style-name="P4"/>
            </table:table-cell>
            <table:table-cell table:style-name="INVOICES.A3" table:number-columns-spanned="5" office:value-type="string">
              <text:p text:style-name="P7">LISTADO DE FACTURAS</text:p>
            </table:table-cell>
            <table:covered-table-cell/>
            <table:covered-table-cell/>
            <table:covered-table-cell/>
            <table:covered-table-cell/>
            <table:table-cell table:style-name="INVOICES.A3" table:number-columns-spanned="2" office:value-type="string">
              <text:p text:style-name="P7"/>
            </table:table-cell>
            <table:covered-table-cell/>
          </table:table-row>
          <table:table-row>
            <table:table-cell table:style-name="INVOICES.A1" office:value-type="string">
              <text:p text:style-name="P4"/>
            </table:table-cell>
            <table:table-cell table:style-name="INVOICES.A1" office:value-type="string">
              <text:p text:style-name="P4"/>
            </table:table-cell>
            <table:table-cell table:style-name="INVOICES.A1" office:value-type="string">
              <text:p text:style-name="P4"/>
            </table:table-cell>
            <table:table-cell table:style-name="INVOICES.A1" table:number-columns-spanned="2" office:value-type="string">
              <text:p text:style-name="P4"/>
            </table:table-cell>
            <table:covered-table-cell/>
            <table:table-cell table:style-name="INVOICES.A1" office:value-type="string">
              <text:p text:style-name="P4"/>
            </table:table-cell>
            <table:table-cell table:style-name="INVOICES.A1" office:value-type="string">
              <text:p text:style-name="P4"/>
            </table:table-cell>
            <table:table-cell table:style-name="INVOICES.A1" office:value-type="string">
              <text:p text:style-name="P4"/>
            </table:table-cell>
            <table:table-cell table:style-name="INVOICES.A1" office:value-type="string">
              <text:p text:style-name="P4"/>
            </table:table-cell>
            <table:table-cell table:style-name="INVOICES.A1" office:value-type="string">
              <text:p text:style-name="P4"/>
            </table:table-cell>
            <table:table-cell table:style-name="INVOICES.A1" office:value-type="string">
              <text:p text:style-name="P4"/>
            </table:table-cell>
            <table:table-cell table:style-name="INVOICES.A1" office:value-type="string">
              <text:p text:style-name="P4"/>
            </table:table-cell>
            <table:table-cell table:style-name="INVOICES.A1" office:value-type="string">
              <text:p text:style-name="P4"/>
            </table:table-cell>
            <table:table-cell table:style-name="INVOICES.A1" table:number-columns-spanned="2" office:value-type="string">
              <text:p text:style-name="P4"/>
            </table:table-cell>
            <table:covered-table-cell/>
            <table:table-cell table:style-name="INVOICES.A1" office:value-type="string">
              <text:p text:style-name="P4"/>
            </table:table-cell>
          </table:table-row>
          <table:table-row>
            <table:table-cell table:style-name="INVOICES.A5" office:value-type="string">
              <text:p text:style-name="P12">Número</text:p>
            </table:table-cell>
            <table:table-cell table:style-name="INVOICES.A5" office:value-type="string">
              <text:p text:style-name="P12">Cliente</text:p>
            </table:table-cell>
            <table:table-cell table:style-name="INVOICES.A5" office:value-type="string">
              <text:p text:style-name="P12">RUC</text:p>
            </table:table-cell>
            <table:table-cell table:style-name="INVOICES.A5" table:number-columns-spanned="2" office:value-type="string">
              <text:p text:style-name="P12">Tienda</text:p>
            </table:table-cell>
            <table:covered-table-cell/>
            <table:table-cell table:style-name="INVOICES.A5" office:value-type="string">
              <text:p text:style-name="P12">Fecha Emisión</text:p>
            </table:table-cell>
            <table:table-cell table:style-name="INVOICES.A5" office:value-type="string">
              <text:p text:style-name="P12">Fecha Vencimiento</text:p>
            </table:table-cell>
            <table:table-cell table:style-name="INVOICES.A5" office:value-type="string">
              <text:p text:style-name="P12">Base 0%</text:p>
            </table:table-cell>
            <table:table-cell table:style-name="INVOICES.A5" office:value-type="string">
              <text:p text:style-name="P17">Base 12%</text:p>
            </table:table-cell>
            <table:table-cell table:style-name="INVOICES.A5" office:value-type="string">
              <text:p text:style-name="P17">IVA 12%</text:p>
            </table:table-cell>
            <table:table-cell table:style-name="INVOICES.A5" office:value-type="string">
              <text:p text:style-name="P21">Total</text:p>
            </table:table-cell>
            <table:table-cell table:style-name="INVOICES.A5" office:value-type="string">
              <text:p text:style-name="P25">Pendiente</text:p>
            </table:table-cell>
            <table:table-cell table:style-name="INVOICES.A5" office:value-type="string">
              <text:p text:style-name="P12">Estado</text:p>
            </table:table-cell>
            <table:table-cell table:style-name="INVOICES.A5" table:number-columns-spanned="2" office:value-type="string">
              <text:p text:style-name="P12">Vendedor</text:p>
            </table:table-cell>
            <table:covered-table-cell/>
            <table:table-cell table:style-name="INVOICES.A5" office:value-type="string">
              <text:p text:style-name="P12">Usuario</text:p>
            </table:table-cell>
          </table:table-row>
        </table:table-header-rows>
        <table:table-row>
          <table:table-cell table:style-name="INVOICES.A1" table:number-columns-spanned="16" office:value-type="string">
            <text:p text:style-name="P9"><text:text-input text:description="&lt;for each=&quot;inv in out_invoices&quot;&gt;">inv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INVOICES.A1" office:value-type="string">
            <text:p text:style-name="P9"><text:text-input text:description="&lt;inv.number&gt;">name</text:text-input></text:p>
          </table:table-cell>
          <table:table-cell table:style-name="INVOICES.A1" office:value-type="string">
            <text:p text:style-name="P9"><text:text-input text:description="&lt;inv.partner_id.name[0:30]&gt;">partner_id</text:text-input></text:p>
          </table:table-cell>
          <table:table-cell table:style-name="INVOICES.A1" office:value-type="string">
            <text:p text:style-name="P9"><text:text-input text:description="&lt;inv.partner_id.vat[2:15]&gt;">id</text:text-input></text:p>
          </table:table-cell>
          <table:table-cell table:style-name="INVOICES.A1" table:number-columns-spanned="2" office:value-type="string">
            <text:p text:style-name="P9"><text:text-input text:description="&lt;inv.printer_id.name&gt;">printer_point</text:text-input></text:p>
          </table:table-cell>
          <table:covered-table-cell/>
          <table:table-cell table:style-name="INVOICES.A1" office:value-type="string">
            <text:p text:style-name="P10"><text:text-input text:description="&lt;formatLang(inv.date_invoice,date=True)&gt;">emision</text:text-input></text:p>
          </table:table-cell>
          <table:table-cell table:style-name="INVOICES.A1" office:value-type="string">
            <text:p text:style-name="P10"><text:text-input text:description="&lt;formatLang(inv.date_due,date=True)&gt;">due</text:text-input></text:p>
          </table:table-cell>
          <table:table-cell table:style-name="INVOICES.A1" office:value-type="string">
            <text:p text:style-name="P11"><text:text-input text:description="&lt;formatLang(inv.amount_base_vat_00)&gt;">0%</text:text-input></text:p>
          </table:table-cell>
          <table:table-cell table:style-name="INVOICES.A1" office:value-type="string">
            <text:p text:style-name="P19"><text:text-input text:description="&lt;formatLang(inv.amount_base_vat_12)&gt;">12%</text:text-input></text:p>
          </table:table-cell>
          <table:table-cell table:style-name="INVOICES.A1" office:value-type="string">
            <text:p text:style-name="P19"><text:text-input text:description="&lt;formatLang(inv.amount_total_vat_12)&gt;">iva</text:text-input></text:p>
          </table:table-cell>
          <table:table-cell table:style-name="INVOICES.A1" office:value-type="string">
            <text:p text:style-name="P23"><text:text-input text:description="&lt;formatLang(inv.amount_total_vat)&gt;">total</text:text-input></text:p>
          </table:table-cell>
          <table:table-cell table:style-name="INVOICES.A1" office:value-type="string">
            <text:p text:style-name="P27"><text:text-input text:description="&lt;formatLang(inv.residual)&gt;">residual</text:text-input></text:p>
          </table:table-cell>
          <table:table-cell table:style-name="INVOICES.A1" office:value-type="string">
            <text:p text:style-name="P15"><text:text-input text:description="&lt;_(inv.state)&gt;">estado</text:text-input></text:p>
          </table:table-cell>
          <table:table-cell table:style-name="INVOICES.A1" table:number-columns-spanned="2" office:value-type="string">
            <text:p text:style-name="P16"/>
          </table:table-cell>
          <table:covered-table-cell/>
          <table:table-cell table:style-name="INVOICES.A1" office:value-type="string">
            <text:p text:style-name="P29"/>
          </table:table-cell>
        </table:table-row>
        <table:table-row table:style-name="INVOICES.8">
          <table:table-cell table:style-name="INVOICES.A1" office:value-type="string">
            <text:p text:style-name="P14"><text:text-input text:description="&lt;/for&gt;">/for</text:text-input></text:p>
          </table:table-cell>
          <table:table-cell table:style-name="INVOICES.A1" office:value-type="string">
            <text:p text:style-name="P14"/>
          </table:table-cell>
          <table:table-cell table:style-name="INVOICES.A1" office:value-type="string">
            <text:p text:style-name="P4"/>
          </table:table-cell>
          <table:table-cell table:style-name="INVOICES.A1" table:number-columns-spanned="2" office:value-type="string">
            <text:p text:style-name="P4"/>
          </table:table-cell>
          <table:covered-table-cell/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20"/>
          </table:table-cell>
          <table:table-cell table:style-name="INVOICES.A1" office:value-type="string">
            <text:p text:style-name="P20"/>
          </table:table-cell>
          <table:table-cell table:style-name="INVOICES.A1" office:value-type="string">
            <text:p text:style-name="P24"/>
          </table:table-cell>
          <table:table-cell table:style-name="INVOICES.A1" office:value-type="string">
            <text:p text:style-name="P28"/>
          </table:table-cell>
          <table:table-cell table:style-name="INVOICES.A1" office:value-type="string">
            <text:p text:style-name="P4"/>
          </table:table-cell>
          <table:table-cell table:style-name="INVOICES.A1" table:number-columns-spanned="2" office:value-type="string">
            <text:p text:style-name="P4"/>
          </table:table-cell>
          <table:covered-table-cell/>
          <table:table-cell table:style-name="INVOICES.A1" office:value-type="string">
            <text:p text:style-name="P4"/>
          </table:table-cell>
        </table:table-row>
        <table:table-row>
          <table:table-cell table:style-name="INVOICES.A9" office:value-type="string">
            <text:p text:style-name="P5"/>
          </table:table-cell>
          <table:table-cell table:style-name="INVOICES.A9" office:value-type="string">
            <text:p text:style-name="P5"/>
          </table:table-cell>
          <table:table-cell table:style-name="INVOICES.A9" office:value-type="string">
            <text:p text:style-name="P7">TOTALES</text:p>
          </table:table-cell>
          <table:table-cell table:style-name="INVOICES.A5" table:number-columns-spanned="2" office:value-type="string">
            <text:p text:style-name="P7"/>
          </table:table-cell>
          <table:covered-table-cell/>
          <table:table-cell table:style-name="INVOICES.A5" office:value-type="string">
            <text:p text:style-name="P13"/>
          </table:table-cell>
          <table:table-cell table:style-name="INVOICES.A5" office:value-type="string">
            <text:p text:style-name="P13"/>
          </table:table-cell>
          <table:table-cell table:style-name="INVOICES.A5" office:value-type="string">
            <text:p text:style-name="P13"><text:text-input text:description="&lt;formatLang(sum(out_invoices,'amount_base_vat_00'))&gt;">sum 0%</text:text-input></text:p>
          </table:table-cell>
          <table:table-cell table:style-name="INVOICES.A5" office:value-type="string">
            <text:p text:style-name="P18"><text:text-input text:description="&lt;formatLang(sum(out_invoices,'amount_base_vat_12'))&gt;">sum 12%</text:text-input></text:p>
          </table:table-cell>
          <table:table-cell table:style-name="INVOICES.A5" office:value-type="string">
            <text:p text:style-name="P18"><text:text-input text:description="&lt;formatLang(sum(out_invoices,'amount_total_vat_12'))&gt;">iva 12%</text:text-input></text:p>
          </table:table-cell>
          <table:table-cell table:style-name="INVOICES.A5" office:value-type="string">
            <text:p text:style-name="P22"><text:text-input text:description="&lt;formatLang(sum(out_invoices,'amount_total_vat'))&gt;">total</text:text-input></text:p>
          </table:table-cell>
          <table:table-cell table:style-name="INVOICES.A5" office:value-type="string">
            <text:p text:style-name="P26"><text:text-input text:description="&lt;sum(out_invoices,'residual')&gt;">residual</text:text-input></text:p>
          </table:table-cell>
          <table:table-cell table:style-name="INVOICES.A9" office:value-type="string">
            <text:p text:style-name="P7"/>
          </table:table-cell>
          <table:table-cell table:style-name="INVOICES.A9" table:number-columns-spanned="2" office:value-type="string">
            <text:p text:style-name="P7"/>
          </table:table-cell>
          <table:covered-table-cell/>
          <table:table-cell table:style-name="INVOICES.A9" office:value-type="string">
            <text:p text:style-name="P7"/>
          </table:table-cell>
        </table:table-row>
        <table:table-row table:style-name="INVOICES.10">
          <table:table-cell table:style-name="INVOICES.A1" office:value-type="string">
            <text:p text:style-name="P14"/>
          </table:table-cell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4"/>
          </table:table-cell>
          <table:table-cell table:style-name="INVOICES.A1" table:number-columns-spanned="2" office:value-type="string">
            <text:p text:style-name="P4"/>
          </table:table-cell>
          <table:covered-table-cell/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4"/>
          </table:table-cell>
          <table:table-cell table:style-name="INVOICES.A1" table:number-columns-spanned="2" office:value-type="string">
            <text:p text:style-name="P4"/>
          </table:table-cell>
          <table:covered-table-cell/>
          <table:table-cell table:style-name="INVOICES.A1" office:value-type="string">
            <text:p text:style-name="P4"/>
          </table:table-cell>
        </table:table-row>
        <table:table-row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4"/>
          </table:table-cell>
          <table:table-cell table:style-name="INVOICES.A1" table:number-columns-spanned="2" office:value-type="string">
            <text:p text:style-name="P4">NUMERO DE FACTURAS</text:p>
          </table:table-cell>
          <table:covered-table-cell/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13"><text:text-input text:description="&lt;formatLang(count(out_invoices))&gt;">count</text:text-input></text:p>
          </table:table-cell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4"/>
          </table:table-cell>
          <table:table-cell table:style-name="INVOICES.A1" table:number-columns-spanned="2" office:value-type="string">
            <text:p text:style-name="P4"/>
          </table:table-cell>
          <table:covered-table-cell/>
          <table:table-cell table:style-name="INVOICES.A1" office:value-type="string">
            <text:p text:style-name="P4"/>
          </table:table-cell>
        </table:table-row>
        <table:table-row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4"/>
          </table:table-cell>
          <table:table-cell table:style-name="INVOICES.A1" table:number-columns-spanned="2" office:value-type="string">
            <text:p text:style-name="P4">TOTAL DE FACTURAS</text:p>
          </table:table-cell>
          <table:covered-table-cell/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13"><text:text-input text:description="&lt;formatLang(sum(out_invoices,'amount_untaxed'))&gt;">total</text:text-input></text:p>
          </table:table-cell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4"/>
          </table:table-cell>
          <table:table-cell table:style-name="INVOICES.A1" table:number-columns-spanned="2" office:value-type="string">
            <text:p text:style-name="P4"/>
          </table:table-cell>
          <table:covered-table-cell/>
          <table:table-cell table:style-name="INVOICES.A1" office:value-type="string">
            <text:p text:style-name="P4"/>
          </table:table-cell>
        </table:table-row>
        <table:table-row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4"/>
          </table:table-cell>
          <table:table-cell table:style-name="INVOICES.A1" table:number-columns-spanned="2" office:value-type="string">
            <text:p text:style-name="P4">FACTURA PROMEDIO</text:p>
          </table:table-cell>
          <table:covered-table-cell/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13"><text:text-input text:description="&lt;formatLang(sum(out_invoices,'amount_untaxed')/(count(out_invoices)))&gt;">total</text:text-input></text:p>
          </table:table-cell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4"/>
          </table:table-cell>
          <table:table-cell table:style-name="INVOICES.A1" office:value-type="string">
            <text:p text:style-name="P4"/>
          </table:table-cell>
          <table:table-cell table:style-name="INVOICES.A1" table:number-columns-spanned="2" office:value-type="string">
            <text:p text:style-name="P4"/>
          </table:table-cell>
          <table:covered-table-cell/>
          <table:table-cell table:style-name="INVOICES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cío Quimí</meta:initial-creator>
    <meta:creation-date>2012-02-15T23:57:26</meta:creation-date>
    <dc:date>2012-02-25T13:41:21</dc:date>
    <dc:creator>Rocío Quimí</dc:creator>
    <meta:editing-duration>PT10H38M57S</meta:editing-duration>
    <meta:editing-cycles>147</meta:editing-cycles>
    <meta:generator>OpenOffice.org/3.2$Linux OpenOffice.org_project/320m12$Build-9483</meta:generator>
    <meta:document-statistic meta:table-count="1" meta:image-count="0" meta:object-count="0" meta:page-count="1" meta:paragraph-count="47" meta:word-count="66" meta:character-count="368"/>
  </office:meta>
</office:document-meta>
</file>